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a696" officeooo:paragraph-rsid="0004a696"/>
    </style:style>
    <style:style style:name="P2" style:family="paragraph" style:parent-style-name="Standard">
      <style:text-properties officeooo:rsid="0004a696" officeooo:paragraph-rsid="0007b685"/>
    </style:style>
    <style:style style:name="P3" style:family="paragraph" style:parent-style-name="Standard">
      <style:text-properties officeooo:rsid="000663b1" officeooo:paragraph-rsid="000663b1"/>
    </style:style>
    <style:style style:name="T1" style:family="text">
      <style:text-properties officeooo:rsid="000663b1"/>
    </style:style>
    <style:style style:name="T2" style:family="text">
      <style:text-properties officeooo:rsid="0007b6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##################################<text:span text:style-name="T2">Relatorio</text:span>########################################</text:p>
      <text:p text:style-name="P1"/>
      <text:p text:style-name="P1"><text:bookmark text:name="FSGcaller1"/>A principal diferença entre uma lista encadeada e uma duplamente encadeada é o fato de a duplamente encadeada possuir um ponteiro que aponta para a posição anterior da lista, possibilitando assim, que a lista seja percorrida com mais facilidade, uma vez que, não é necessário percorrer toda a lista a cada consulta. <text:line-break/><text:line-break/><text:line-break/>Fazendo uma comparação direta entre as duas, vemos que a lista duplamente encadeada possui a princípio uma desvantagem, que dependendo do tamanho da lista, pode se tornar consideravelmente significativa, sendo essa desvantagem, o fato de ocupar uma quantidade considerável de memória a mais que a simplesmente encadeada. Por outro lado, a duplamente encadeada possui uma série de vantagens, sendo algumas dessas, a possibilidade de se deslocar em ambos os sentidos dentro da lista, possibilitando assim pesquisas melhores e uma forma mais fácil de fazer alterações na lista, uma vez que não é necessário armazenar em outros ponteiros a posição anterior da lista para fazer modificações, uma vez que a duplamente encadeada já possui um ponteiro com essa função. </text:p>
      <text:p text:style-name="P1"/>
      <text:p text:style-name="P1">####################################C<text:span text:style-name="T1">ó</text:span>digo#########################################</text:p>
      <text:p text:style-name="P1"/>
      <text:p text:style-name="P3">#include&lt;stdio.h&gt;</text:p>
      <text:p text:style-name="P3">#include&lt;stdlib.h&gt;</text:p>
      <text:p text:style-name="P3">#include &lt;time.h&gt;</text:p>
      <text:p text:style-name="P3"/>
      <text:p text:style-name="P3">typedef struct node</text:p>
      <text:p text:style-name="P3">{</text:p>
      <text:p text:style-name="P3"><text:s text:c="4"/>int val;</text:p>
      <text:p text:style-name="P3"><text:tab/>int ind;</text:p>
      <text:p text:style-name="P3"><text:s text:c="4"/>struct node * next;</text:p>
      <text:p text:style-name="P3"><text:tab/>struct node * prev;</text:p>
      <text:p text:style-name="P3">} Node;</text:p>
      <text:p text:style-name="P3"/>
      <text:p text:style-name="P3">int aleatorio(void)</text:p>
      <text:p text:style-name="P3">{</text:p>
      <text:p text:style-name="P3"><text:s text:c="2"/>double r;</text:p>
      <text:p text:style-name="P3"><text:s text:c="2"/>r = (double) rand()/RAND_MAX;</text:p>
      <text:p text:style-name="P3"><text:s text:c="2"/>return (int)(0 + r*(31-0));</text:p>
      <text:p text:style-name="P3">}</text:p>
      <text:p text:style-name="P3"/>
      <text:p text:style-name="P3">void iniciar_aleatorio(void)</text:p>
      <text:p text:style-name="P3">{</text:p>
      <text:p text:style-name="P3"><text:s text:c="2"/>srand((unsigned int)time(NULL));</text:p>
      <text:p text:style-name="P3"><text:s text:c="2"/>rand(); rand(); rand();</text:p>
      <text:p text:style-name="P3">}</text:p>
      <text:p text:style-name="P3"/>
      <text:p text:style-name="P3">void print (Node *list)</text:p>
      <text:p text:style-name="P3">{</text:p>
      <text:p text:style-name="P3"><text:tab/>Node* sweep = list;</text:p>
      <text:p text:style-name="P3"><text:tab/>while(sweep!=NULL)</text:p>
      <text:p text:style-name="P3"><text:tab/>{</text:p>
      <text:p text:style-name="P3"><text:soft-page-break/><text:tab/><text:tab/>printf("|I:%2d|V:%2d|\t", sweep-&gt;ind, sweep-&gt;val);</text:p>
      <text:p text:style-name="P3"><text:tab/><text:tab/>sweep=sweep-&gt;next;</text:p>
      <text:p text:style-name="P3"><text:tab/>}</text:p>
      <text:p text:style-name="P3"><text:tab/>printf("\n\n");<text:tab/></text:p>
      <text:p text:style-name="P3">}</text:p>
      <text:p text:style-name="P3"/>
      <text:p text:style-name="P3">Node* push (int x, Node *list, int i)</text:p>
      <text:p text:style-name="P3">{</text:p>
      <text:p text:style-name="P3"><text:tab/>Node *first;</text:p>
      <text:p text:style-name="P3"><text:tab/>first=(Node*)malloc(sizeof(Node));;</text:p>
      <text:p text:style-name="P3"/>
      <text:p text:style-name="P3"><text:tab/>first-&gt;val=x;</text:p>
      <text:p text:style-name="P3"><text:tab/>first-&gt;ind=i;</text:p>
      <text:p text:style-name="P3"><text:tab/>first-&gt;next=list;</text:p>
      <text:p text:style-name="P3"><text:tab/>first-&gt;prev=NULL;<text:tab/></text:p>
      <text:p text:style-name="P3"/>
      <text:p text:style-name="P3"><text:tab/>if(list!=NULL)</text:p>
      <text:p text:style-name="P3"><text:tab/><text:tab/>list-&gt;prev=first;</text:p>
      <text:p text:style-name="P3"/>
      <text:p text:style-name="P3"><text:tab/>return first;</text:p>
      <text:p text:style-name="P3">}</text:p>
      <text:p text:style-name="P3"/>
      <text:p text:style-name="P3">Node* pop (int n, Node *list)</text:p>
      <text:p text:style-name="P3">{</text:p>
      <text:p text:style-name="P3"><text:tab/>Node *trash = list;</text:p>
      <text:p text:style-name="P3"><text:tab/>while(trash!=NULL &amp;&amp; trash-&gt;val != n)</text:p>
      <text:p text:style-name="P3"><text:tab/>{ </text:p>
      <text:p text:style-name="P3"><text:tab/><text:tab/></text:p>
      <text:p text:style-name="P3"><text:tab/><text:tab/>trash=trash-&gt;next;</text:p>
      <text:p text:style-name="P3"><text:tab/>}</text:p>
      <text:p text:style-name="P3"><text:s/><text:tab/></text:p>
      <text:p text:style-name="P3"><text:tab/>if(trash==NULL)</text:p>
      <text:p text:style-name="P3"><text:s/><text:tab/><text:tab/>return list;</text:p>
      <text:p text:style-name="P3"><text:tab/>if (trash-&gt;prev==NULL)</text:p>
      <text:p text:style-name="P3"><text:tab/><text:tab/>list = trash-&gt;next;</text:p>
      <text:p text:style-name="P3"><text:s/><text:tab/>else</text:p>
      <text:p text:style-name="P3"><text:tab/><text:tab/>trash-&gt;prev-&gt;next = trash-&gt;next;</text:p>
      <text:p text:style-name="P3"><text:tab/><text:tab/>trash-&gt;next-&gt;prev = trash-&gt;prev;</text:p>
      <text:p text:style-name="P3"><text:tab/>free(trash);</text:p>
      <text:p text:style-name="P3"/>
      <text:p text:style-name="P3"><text:tab/>return list;</text:p>
      <text:p text:style-name="P3">}</text:p>
      <text:p text:style-name="P3"/>
      <text:p text:style-name="P3">int search_count (Node *list, int n)</text:p>
      <text:p text:style-name="P3">{</text:p>
      <text:p text:style-name="P3"><text:tab/>Node* sweep = list;</text:p>
      <text:p text:style-name="P3"><text:tab/>int aux=0;<text:tab/></text:p>
      <text:p text:style-name="P3"><text:tab/></text:p>
      <text:p text:style-name="P3"><text:tab/>while(sweep!=NULL)</text:p>
      <text:p text:style-name="P3"><text:soft-page-break/><text:tab/>{</text:p>
      <text:p text:style-name="P3"><text:tab/><text:tab/>if(sweep-&gt;val==n)</text:p>
      <text:p text:style-name="P3"><text:tab/><text:tab/>{</text:p>
      <text:p text:style-name="P3"><text:tab/><text:tab/><text:tab/>aux++;</text:p>
      <text:p text:style-name="P3"><text:tab/><text:tab/>}</text:p>
      <text:p text:style-name="P3"><text:tab/><text:tab/>sweep=sweep-&gt;next;</text:p>
      <text:p text:style-name="P3"><text:tab/>}</text:p>
      <text:p text:style-name="P3"><text:tab/>printf("O numero %d aparece %d vezes\n\n", n,aux);</text:p>
      <text:p text:style-name="P3"/>
      <text:p text:style-name="P3"><text:tab/>return n;</text:p>
      <text:p text:style-name="P3">}</text:p>
      <text:p text:style-name="P3"/>
      <text:p text:style-name="P3">int main (void)</text:p>
      <text:p text:style-name="P3">{</text:p>
      <text:p text:style-name="P3"><text:tab/>Node *list;</text:p>
      <text:p text:style-name="P3"><text:tab/>int i, n, aux;</text:p>
      <text:p text:style-name="P3"/>
      <text:p text:style-name="P3"><text:tab/>iniciar_aleatorio();<text:tab/></text:p>
      <text:p text:style-name="P3"><text:tab/>n=aleatorio();</text:p>
      <text:p text:style-name="P3"><text:tab/></text:p>
      <text:p text:style-name="P3"><text:tab/>list = NULL;</text:p>
      <text:p text:style-name="P3"><text:tab/></text:p>
      <text:p text:style-name="P3"><text:tab/>for(i=0;i&lt;32;i++)</text:p>
      <text:p text:style-name="P3"><text:tab/><text:tab/>list = push(aleatorio(),list, i);</text:p>
      <text:p text:style-name="P3"><text:s text:c="4"/></text:p>
      <text:p text:style-name="P3"><text:tab/>aux=search_count (list, n);</text:p>
      <text:p text:style-name="P3"/>
      <text:p text:style-name="P3"><text:tab/>i=0;</text:p>
      <text:p text:style-name="P3"><text:tab/>print(list);</text:p>
      <text:p text:style-name="P3"><text:tab/>while(i&lt;aux)</text:p>
      <text:p text:style-name="P3"><text:tab/>{</text:p>
      <text:p text:style-name="P3"><text:tab/><text:tab/>list = pop(n, list);</text:p>
      <text:p text:style-name="P3"><text:tab/><text:tab/>i++;</text:p>
      <text:p text:style-name="P3"><text:tab/>}</text:p>
      <text:p text:style-name="P3"><text:tab/>printf("Numero que sera apagado: %d\n\n", n);<text:tab/></text:p>
      <text:p text:style-name="P3"><text:tab/>print(list);</text:p>
      <text:p text:style-name="P3"/>
      <text:p text:style-name="P3"><text:tab/>return 0;</text:p>
      <text:p text:style-name="P3">}</text:p>
      <text:p text:style-name="P1"/>
      <text:p text:style-name="P1">##################################Resultados########################################<text:line-break/></text:p>
      <text:p text:style-name="P3">O numero 10 aparece 3 vezes</text:p>
      <text:p text:style-name="P3">|I:31|V:30|<text:tab/>|I:30|V: 8|<text:tab/>|I:29|V:13|<text:tab/>|I:28|V: 8|<text:tab/>|I:27|V:28|<text:tab/>|I:26|V:10|<text:tab/>|I:25|V:27|</text:p>
      <text:p text:style-name="P3">|I:24|V: 7|<text:tab/>|I:23|V: 8|<text:tab/>|I:22|V:11|<text:tab/>|I:21|V: 2|<text:tab/>|I:20|V:25|<text:tab/>|I:19|V:19|<text:tab/>|I:18|V:21|</text:p>
      <text:p text:style-name="P3">|I:17|V:22|<text:tab/>|I:16|V: 7|<text:tab/>|I:15|V:10|<text:tab/>|I:14|V: 3|<text:tab/>|I:13|V: 3|<text:tab/>|I:12|V:10|<text:tab/>|I:11|V:25|</text:p>
      <text:p text:style-name="P3">|I:10|V:15|<text:tab/>|I: 9|V:26|<text:tab/>|I: 8|V: 9|<text:tab/>|I: 7|V:28|<text:tab/>|I: 6|V:21|<text:tab/>|I: 5|V:15|<text:tab/>|I: 4|V:18|</text:p>
      <text:p text:style-name="P3">|I: 3|V: 4|<text:tab/>|I: 2|V:15|<text:tab/>|I: 1|V:28|<text:tab/>|I: 0|V:22|</text:p>
      <text:p text:style-name="P3"><text:tab/></text:p>
      <text:p text:style-name="P3"><text:soft-page-break/>Numero que sera apagado: 10</text:p>
      <text:p text:style-name="P3"/>
      <text:p text:style-name="P3">|I:31|V:30|<text:tab/>|I:30|V: 8|<text:tab/>|I:29|V:13|<text:tab/>|I:28|V: 8|<text:tab/>|I:27|V:28|<text:tab/>|I:25|V:27|<text:tab/>|I:24|V: 7|</text:p>
      <text:p text:style-name="P3">|I:23|V: 8|<text:tab/>|I:22|V:11|<text:tab/>|I:21|V: 2|<text:tab/>|I:20|V:25|<text:tab/>|I:19|V:19|<text:tab/>|I:18|V:21|<text:tab/>|I:17|V:22|</text:p>
      <text:p text:style-name="P3">|I:16|V: 7|<text:tab/>|I:14|V: 3|<text:tab/>|I:13|V: 3|<text:tab/>|I:11|V:25|<text:tab/>|I:10|V:15|<text:tab/>|I: 9|V:26|<text:tab/>|I: 8|V: 9|</text:p>
      <text:p text:style-name="P3">|I: 7|V:28|<text:tab/>|I: 6|V:21|<text:tab/>|I: 5|V:15|<text:tab/>|I: 4|V:18|<text:tab/>|I: 3|V: 4|<text:tab/>|I: 2|V:15|<text:tab/>|I: 1|V:28|</text:p>
      <text:p text:style-name="P3">|I: 0|V:22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0:46:19.841741286</meta:creation-date>
    <dc:date>2018-08-24T11:25:31.580789899</dc:date>
    <meta:editing-duration>PT23M51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4" meta:paragraph-count="119" meta:word-count="481" meta:character-count="3607" meta:non-whitespace-character-count="3116"/>
  </office:meta>
</office:document-meta>
</file>